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H</mi>
        <mo stretchy="false">̄</mo>
      </mover>
      <mrow>
        <mo stretchy="false">(</mo>
        <mrow>
          <msub>
            <mi>J</mi>
            <mi>r</mi>
          </msub>
          <mi>,</mi>
          <msub>
            <mi>J</mi>
            <mo stretchy="false">ϑ</mo>
          </msub>
          <mi>,</mi>
          <msub>
            <mi>J</mi>
            <mo stretchy="false">ϕ</mo>
          </msub>
        </mrow>
        <mo stretchy="false">)</mo>
      </mrow>
      <mrow>
        <mi/>
        <mo stretchy="false">=</mo>
        <mrow>
          <mi/>
          <mo stretchy="false">−</mo>
          <mi/>
        </mrow>
      </mrow>
      <mfrac>
        <mrow>
          <mn>2</mn>
          <msup>
            <mo stretchy="false">π</mo>
            <mn>2</mn>
          </msup>
          <mi>m</mi>
          <msup>
            <mi>k</mi>
            <mn>2</mn>
          </msup>
        </mrow>
        <mrow>
          <msup>
            <mrow>
              <mo stretchy="false">(</mo>
              <mrow>
                <mrow>
                  <mrow>
                    <msub>
                      <mi>J</mi>
                      <mi>r</mi>
                    </msub>
                    <mo stretchy="false">+</mo>
                    <msub>
                      <mi>J</mi>
                      <mo stretchy="false">ϑ</mo>
                    </msub>
                  </mrow>
                  <mo stretchy="false">+</mo>
                  <msub>
                    <mi>J</mi>
                    <mo stretchy="false">ϕ</mo>
                  </msub>
                </mrow>
              </mrow>
              <mo stretchy="false">)</mo>
            </mrow>
            <mn>2</mn>
          </msup>
        </mrow>
      </mfrac>
    </mrow>
    <annotation encoding="StarMath 5.0">bar H ( J_r , J_%ivartheta , J_%iphi ) `=` - ` {2 %pi ^2 m k^2} over {( J_r + J_%ivartheta + J_%iphi )^2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22:04:00.764000000</meta:creation-date>
    <meta:generator>LibreOffice/4.1.4.2$Windows_x86 LibreOffice_project/0a0440ccc0227ad9829de5f46be37cfb6edcf72</meta:generator>
  </office:meta>
</office:document-meta>
</file>